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dialogs.py" manifest:media-type=""/>
  <manifest:file-entry manifest:full-path="Scripts/python/dialogs2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3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2018-06-15T17:30:51.325855</text:p>
          </table:table-cell>
          <table:table-cell table:number-columns-repeated="87"/>
          <table:table-cell table:style-name="ce3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3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3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table table:name="history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id1</text:p>
          </table:table-cell>
          <table:table-cell office:value-type="string" calcext:value-type="string">
            <text:p>[["2018-06-15T17:30:51.325855"]]</text:p>
          </table:table-cell>
        </table:table-row>
        <table:table-row table:style-name="ro1">
          <table:table-cell office:value-type="string" calcext:value-type="string">
            <text:p>rangename1</text:p>
          </table:table-cell>
          <table:table-cell office:value-type="string" calcext:value-type="string">
            <text:p>[["2018-06-15T17:30:51.325855"]]</text:p>
          </table:table-cell>
        </table:table-row>
      </table:table>
      <table:named-expressions>
        <table:named-range table:name="Grid1" table:base-cell-address="$history.$B$1" table:cell-range-address="$history.$B$1"/>
        <table:named-range table:name="rangename1" table:base-cell-address="$history.$B$2" table:cell-range-address="$history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00/00/00</text:date>, <text:time style:data-style-name="N2" text:time-value="22:10:08.3957594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6T22:41:00.741790420</dc:date>
    <meta:editing-duration>PT7H32M37S</meta:editing-duration>
    <meta:editing-cycles>66</meta:editing-cycles>
    <meta:document-statistic meta:table-count="3" meta:cell-count="28" meta:object-count="0"/>
  </office:meta>
</office:document-meta>
</file>